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cm" fo:min-width="5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cm" fo:min-width="4cm"/>
      <style:paragraph-properties style:writing-mode="lr-tb"/>
    </style:style>
    <style:style style:name="gr3" style:family="graphic" style:parent-style-name="standard" style:list-style-name="L1">
      <style:graphic-properties svg:stroke-color="#ff972f" draw:fill-color="#ffdbb6" draw:textarea-horizontal-align="justify" draw:textarea-vertical-align="middle" draw:auto-grow-height="false" fo:min-height="0.5cm" fo:min-width="5.5cm"/>
      <style:paragraph-properties style:writing-mode="lr-tb"/>
    </style:style>
    <style:style style:name="gr4" style:family="graphic" style:parent-style-name="standard" style:list-style-name="L1">
      <style:graphic-properties svg:stroke-color="#ff972f" draw:fill-color="#ffdbb6" draw:textarea-horizontal-align="justify" draw:textarea-vertical-align="middle" draw:auto-grow-height="false" fo:min-height="0.5cm" fo:min-width="8.7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5cm" fo:min-width="5cm"/>
      <style:paragraph-properties style:writing-mode="lr-tb"/>
    </style:style>
    <style:style style:name="gr6" style:family="graphic" style:parent-style-name="standard" style:list-style-name="L1">
      <style:graphic-properties svg:stroke-color="#ff972f" draw:fill-color="#ffdbb6" draw:textarea-horizontal-align="justify" draw:textarea-vertical-align="middle" draw:auto-grow-height="false" fo:min-height="0.5cm" fo:min-width="11cm"/>
      <style:paragraph-properties style:writing-mode="lr-tb"/>
    </style:style>
    <style:style style:name="gr7" style:family="graphic" style:parent-style-name="standard" style:list-style-name="L1">
      <style:graphic-properties svg:stroke-color="#ff972f" draw:fill-color="#ffdbb6" draw:textarea-horizontal-align="justify" draw:textarea-vertical-align="middle" draw:auto-grow-height="false" fo:min-height="0.5cm" fo:min-width="11cm"/>
      <style:paragraph-properties style:writing-mode="lr-tb"/>
    </style:style>
    <style:style style:name="gr8" style:family="graphic" style:parent-style-name="standard">
      <style:graphic-properties draw:marker-start="Linienspitzen_20_2" draw:marker-end="" draw:textarea-vertical-align="middle"/>
    </style:style>
    <style:style style:name="gr9" style:family="graphic" style:parent-style-name="standard" style:list-style-name="L1">
      <style:graphic-properties svg:stroke-color="#ff972f" draw:fill-color="#ffdbb6" draw:textarea-horizontal-align="justify" draw:textarea-vertical-align="middle" draw:auto-grow-height="false" fo:min-height="0.5cm" fo:min-width="5cm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dbb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6cm" svg:height="0.75cm" svg:x="1cm" svg:y="1.75cm">
          <text:p text:style-name="P1"><text:span text:style-name="T1">Löschangriff N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4.5cm" svg:height="0.75cm" svg:x="8cm" svg:y="1.75cm">
          <text:p text:style-name="P1"><text:span text:style-name="T1">Männ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cm" svg:height="0.75cm" svg:x="1cm" svg:y="1cm">
          <text:p text:style-name="P2">Diszipl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9.25cm" svg:height="0.75cm" svg:x="8cm" svg:y="1cm">
          <text:p text:style-name="P2"><text:span text:style-name="T2">Wertungsgrup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4.5cm" svg:height="0.75cm" svg:x="12.75cm" svg:y="1.75cm">
          <text:p text:style-name="P1"><text:span text:style-name="T1">Fraue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5.5cm" svg:height="0.75cm" svg:x="8.25cm" svg:y="4.75cm">
          <text:p text:style-name="P1"><text:span text:style-name="T1">Löschangriff – </text:span><text:span text:style-name="T1">Männ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5.5cm" svg:height="0.75cm" svg:x="14.25cm" svg:y="4.75cm">
          <text:p text:style-name="P1"><text:span text:style-name="T1">Löschangriff – Fraue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.5cm" svg:height="0.75cm" svg:x="8.25cm" svg:y="4cm">
          <text:p text:style-name="P2"><text:span text:style-name="T2">Wertun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" draw:id="id5" draw:layer="layout" svg:width="5.5cm" svg:height="0.75cm" svg:x="8.25cm" svg:y="7.25cm">
          <text:p text:style-name="P1"><text:span text:style-name="T1">Löschangriff </text:span><text:span text:style-name="T1">– Männ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5.5cm" svg:height="0.75cm" svg:x="14.25cm" svg:y="7.25cm">
          <text:p text:style-name="P1"><text:span text:style-name="T1">Löschangriff – Frauen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1.5cm" svg:height="0.75cm" svg:x="8.25cm" svg:y="6.5cm">
          <text:p text:style-name="P2"><text:span text:style-name="T2">Ergebni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draw:type="curve" svg:x1="11cm" svg:y1="4.75cm" svg:x2="10.25cm" svg:y2="2.5cm" draw:start-shape="id1" draw:start-glue-point="0" draw:end-shape="id2" svg:d="M11000 4750c0-1687-750-563-750-2250" svg:viewBox="0 0 751 2251">
          <text:p/>
        </draw:connector>
        <draw:connector draw:style-name="gr8" draw:text-style-name="P4" draw:layer="layout" draw:type="curve" svg:x1="11cm" svg:y1="4.75cm" svg:x2="4cm" svg:y2="2.5cm" draw:start-shape="id1" draw:start-glue-point="0" draw:end-shape="id3" draw:end-glue-point="2" svg:d="M11000 4750c0-1687-7000-563-7000-2250" svg:viewBox="0 0 7001 2251">
          <text:p/>
        </draw:connector>
        <draw:connector draw:style-name="gr8" draw:text-style-name="P4" draw:layer="layout" draw:type="curve" svg:x1="17cm" svg:y1="4.75cm" svg:x2="4.028cm" svg:y2="2.5cm" draw:start-shape="id4" draw:start-glue-point="0" svg:d="M17000 4750c0-2062-12972-938-12972-2250" svg:viewBox="0 0 12973 2251">
          <text:p/>
        </draw:connector>
        <draw:connector draw:style-name="gr8" draw:text-style-name="P4" draw:layer="layout" draw:type="curve" svg:x1="11cm" svg:y1="7.25cm" svg:x2="11cm" svg:y2="5.5cm" draw:start-shape="id5" draw:end-shape="id1" draw:end-glue-point="2" svg:d="M11000 7250v-1750" svg:viewBox="0 0 1 1751">
          <text:p/>
        </draw:connector>
        <draw:connector draw:style-name="gr8" draw:text-style-name="P4" draw:layer="layout" draw:type="curve" svg:x1="17cm" svg:y1="4.75cm" svg:x2="15cm" svg:y2="2.5cm" draw:start-shape="id4" draw:start-glue-point="0" draw:end-shape="id6" draw:end-glue-point="2" svg:d="M17000 4750c0-1687-2000-563-2000-2250" svg:viewBox="0 0 2001 2251">
          <text:p/>
        </draw:connector>
        <draw:connector draw:style-name="gr8" draw:text-style-name="P4" draw:layer="layout" draw:type="curve" svg:x1="17cm" svg:y1="7.25cm" svg:x2="17cm" svg:y2="5.5cm" draw:start-shape="id7" draw:start-glue-point="0" draw:end-shape="id4" draw:end-glue-point="2" svg:d="M17000 7250v-1750" svg:viewBox="0 0 1 1751">
          <text:p/>
        </draw:connector>
        <draw:custom-shape draw:style-name="gr9" draw:text-style-name="P3" xml:id="id8" draw:id="id8" draw:layer="layout" svg:width="5.5cm" svg:height="0.75cm" svg:x="1.75cm" svg:y="7.75cm">
          <text:p text:style-name="P2">Startlist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0" draw:id="id10" draw:layer="layout" svg:width="5.5cm" svg:height="0.75cm" svg:x="1.75cm" svg:y="8.5cm">
          <text:p text:style-name="P1"><text:span text:style-name="T1">L</text:span><text:span text:style-name="T1">ö</text:span><text:span text:style-name="T1">s</text:span><text:span text:style-name="T1">c</text:span><text:span text:style-name="T1">h</text:span><text:span text:style-name="T1">a</text:span><text:span text:style-name="T1">n</text:span><text:span text:style-name="T1">gr</text:span><text:span text:style-name="T1">iff </text:span><text:span text:style-name="T1">– </text:span><text:span text:style-name="T1">L</text:span><text:span text:style-name="T1">a</text:span><text:span text:style-name="T1">uf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5.5cm" svg:height="0.75cm" svg:x="1.75cm" svg:y="9.25cm">
          <text:p text:style-name="P5"><text:span text:style-name="T1">Löschangriff – Lauf 2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curve" svg:x1="4.5cm" svg:y1="7.75cm" svg:x2="4.028cm" svg:y2="2.5cm" draw:start-shape="id8" draw:start-glue-point="0" svg:d="M4500 7750c0-4312-472-1688-472-5250" svg:viewBox="0 0 473 5251">
          <text:p/>
        </draw:connector>
        <draw:connector draw:style-name="gr8" draw:text-style-name="P4" draw:layer="layout" draw:type="curve" svg:x1="17cm" svg:y1="8cm" svg:x2="7.25cm" svg:y2="9.625cm" draw:start-shape="id7" draw:start-glue-point="2" draw:end-shape="id9" draw:end-glue-point="1" svg:d="M17000 8000c0 1084-3250 1625-9750 1625" svg:viewBox="0 0 9751 1626">
          <text:p/>
        </draw:connector>
        <draw:connector draw:style-name="gr8" draw:text-style-name="P4" draw:layer="layout" draw:type="curve" svg:x1="11cm" svg:y1="8cm" svg:x2="7.25cm" svg:y2="8.875cm" draw:start-shape="id5" draw:start-glue-point="2" draw:end-shape="id10" draw:end-glue-point="1" svg:d="M11000 8000c0 584-1250 875-3750 875" svg:viewBox="0 0 3751 876">
          <text:p/>
        </draw:connector>
        <draw:connector draw:style-name="gr8" draw:text-style-name="P4" draw:layer="layout" draw:type="curve" svg:x1="11cm" svg:y1="8cm" svg:x2="7.25cm" svg:y2="9.625cm" draw:start-shape="id5" draw:start-glue-point="2" draw:end-shape="id9" draw:end-glue-point="1" svg:d="M11000 8000c0 1084-1250 1625-3750 1625" svg:viewBox="0 0 3751 1626">
          <text:p/>
        </draw:connector>
        <draw:connector draw:style-name="gr8" draw:text-style-name="P4" draw:layer="layout" draw:type="curve" svg:x1="17cm" svg:y1="8cm" svg:x2="7.25cm" svg:y2="8.875cm" draw:start-shape="id7" draw:start-glue-point="2" draw:end-shape="id10" draw:end-glue-point="1" svg:d="M17000 8000c0 584-3250 875-9750 875" svg:viewBox="0 0 9751 87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4T18:50:07.185379417</meta:creation-date>
    <dc:date>2024-07-24T20:56:22.891455149</dc:date>
    <meta:editing-duration>PT1H54M41S</meta:editing-duration>
    <meta:editing-cycles>6</meta:editing-cycles>
    <meta:generator>LibreOffice/7.3.7.2$Linux_X86_64 LibreOffice_project/30$Build-2</meta:generator>
    <meta:document-statistic meta:object-count="25"/>
  </office:meta>
</office:document-meta>
</file>